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B" style:family="table-column">
      <style:table-column-properties style:column-width="12.85cm" style:rel-column-width="32768*"/>
    </style:style>
    <style:style style:name="Tabel1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P3" style:family="paragraph" style:parent-style-name="Standard">
      <style:text-properties officeooo:rsid="0007d4aa" officeooo:paragraph-rsid="0009238c"/>
    </style:style>
    <style:style style:name="P4" style:family="paragraph" style:parent-style-name="Standard">
      <style:text-properties officeooo:rsid="0007d4aa" officeooo:paragraph-rsid="0021091f"/>
    </style:style>
    <style:style style:name="P5" style:family="paragraph" style:parent-style-name="Standard">
      <style:text-properties officeooo:rsid="0007d4aa" officeooo:paragraph-rsid="002226ca"/>
    </style:style>
    <style:style style:name="P6" style:family="paragraph" style:parent-style-name="Standard">
      <style:text-properties officeooo:rsid="0007d4aa" officeooo:paragraph-rsid="002274c5"/>
    </style:style>
    <style:style style:name="P7" style:family="paragraph" style:parent-style-name="Standard">
      <style:text-properties style:font-name="Comfortaa" fo:font-size="12pt" officeooo:rsid="000ef5c8" officeooo:paragraph-rsid="002226ca" style:font-size-asian="12pt" style:font-size-complex="12pt"/>
    </style:style>
    <style:style style:name="P8" style:family="paragraph" style:parent-style-name="Standard">
      <style:text-properties style:font-name="Comfortaa" fo:font-size="10pt" officeooo:rsid="0007d4aa" officeooo:paragraph-rsid="002226ca" style:font-size-asian="10pt" style:font-size-complex="10pt"/>
    </style:style>
    <style:style style:name="P9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10" style:family="paragraph" style:parent-style-name="Standard">
      <style:text-properties style:font-name="Comfortaa" fo:font-size="10pt" officeooo:rsid="00108ac3" officeooo:paragraph-rsid="002226ca" style:font-size-asian="10pt" style:font-size-complex="10pt"/>
    </style:style>
    <style:style style:name="P11" style:family="paragraph" style:parent-style-name="Standard">
      <style:text-properties style:font-name="Comfortaa" fo:font-size="10pt" officeooo:rsid="00122c4b" officeooo:paragraph-rsid="002226ca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274c5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964b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16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17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18" style:family="paragraph" style:parent-style-name="Standard">
      <style:text-properties fo:color="#333333" style:font-name="Comfortaa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20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21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22" style:family="paragraph" style:parent-style-name="Standard">
      <style:text-properties fo:color="#333333" style:font-name="Comfortaa" fo:font-size="10pt" style:text-underline-style="none" officeooo:rsid="00108ac3" officeooo:paragraph-rsid="002226ca" style:font-size-asian="10pt" style:font-size-complex="10pt"/>
    </style:style>
    <style:style style:name="P23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24" style:family="paragraph" style:parent-style-name="Standard">
      <style:text-properties fo:color="#333333" style:font-name="Comfortaa" fo:font-size="10pt" fo:font-weight="bold" officeooo:rsid="0007d4aa" officeooo:paragraph-rsid="002226ca" style:font-size-asian="10pt" style:font-weight-asian="bold" style:font-size-complex="10pt" style:font-weight-complex="bold"/>
    </style:style>
    <style:style style:name="P25" style:family="paragraph" style:parent-style-name="Standard">
      <style:text-properties officeooo:paragraph-rsid="002274c5"/>
    </style:style>
    <style:style style:name="P26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27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28" style:family="paragraph" style:parent-style-name="Standard">
      <style:text-properties fo:color="#808080" style:font-name="Hack" fo:font-size="8pt" officeooo:rsid="0019cf5a" officeooo:paragraph-rsid="002274c5" style:font-size-asian="8pt" style:font-size-complex="8pt"/>
    </style:style>
    <style:style style:name="P29" style:family="paragraph" style:parent-style-name="Standard">
      <style:text-properties fo:color="#808080" style:font-name="Hack" fo:font-size="8pt" officeooo:rsid="0007d4aa" officeooo:paragraph-rsid="002274c5" style:font-size-asian="8pt" style:font-size-complex="8pt"/>
    </style:style>
    <style:style style:name="P30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1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666666" style:font-name="Comfortaa" fo:font-size="14pt" style:text-underline-style="none" fo:font-weight="bold" officeooo:rsid="0017e357" officeooo:paragraph-rsid="0007d4aa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666666" style:font-name="Comfortaa" fo:font-size="12pt" fo:font-weight="bold" officeooo:rsid="0007d4aa" officeooo:paragraph-rsid="002964b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19cf5a" officeooo:paragraph-rsid="002db461" fo:background-color="transparent" style:font-size-asian="8pt" style:font-weight-asian="normal" style:font-size-complex="8pt" style:font-weight-complex="normal"/>
    </style:style>
    <style:style style:name="P39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T1" style:family="text">
      <style:text-properties officeooo:rsid="00258c94"/>
    </style:style>
    <style:style style:name="T2" style:family="text">
      <style:text-properties fo:color="#666666" style:font-name="Comfortaa" fo:font-size="12pt" fo:font-weight="bold" officeooo:rsid="0009e73e" style:font-size-asian="12pt" style:font-weight-asian="bold" style:font-size-complex="12pt" style:font-weight-complex="bold"/>
    </style:style>
    <style:style style:name="T3" style:family="text">
      <style:text-properties fo:color="#666666" style:font-name="Comfortaa" fo:font-weight="bold" style:font-weight-asian="bold" style:font-weight-complex="bold"/>
    </style:style>
    <style:style style:name="T4" style:family="text">
      <style:text-properties fo:color="#666666" fo:font-size="12pt" style:text-underline-style="none" fo:font-weight="bold" officeooo:rsid="0017e357" style:font-size-asian="12pt" style:font-weight-asian="bold" style:font-size-complex="12pt" style:font-weight-complex="bold"/>
    </style:style>
    <style:style style:name="T5" style:family="text">
      <style:text-properties fo:color="#666666" fo:font-size="12pt" style:text-underline-style="none" fo:font-weight="bold" officeooo:rsid="0007d4aa" style:font-size-asian="12pt" style:font-weight-asian="bold" style:font-size-complex="12pt" style:font-weight-complex="bold"/>
    </style:style>
    <style:style style:name="T6" style:family="text">
      <style:text-properties fo:color="#666666" fo:font-size="12pt" style:text-underline-style="none" fo:font-weight="bold" officeooo:rsid="0009e73e" style:font-size-asian="12pt" style:font-weight-asian="bold" style:font-size-complex="12pt" style:font-weight-complex="bold"/>
    </style:style>
    <style:style style:name="T7" style:family="text">
      <style:text-properties fo:color="#666666" style:text-underline-style="none" fo:font-weight="bold" officeooo:rsid="000e4461" style:font-weight-asian="bold" style:font-weight-complex="bold"/>
    </style:style>
    <style:style style:name="T8" style:family="text">
      <style:text-properties fo:color="#666666" style:text-underline-style="none" fo:font-weight="bold" officeooo:rsid="001ca0ed" style:font-weight-asian="bold" style:font-weight-complex="bold"/>
    </style:style>
    <style:style style:name="T9" style:family="text">
      <style:text-properties fo:color="#333333"/>
    </style:style>
    <style:style style:name="T10" style:family="text">
      <style:text-properties fo:color="#333333" style:font-name="Comfortaa" fo:font-size="10pt" style:text-underline-style="none" style:font-size-asian="10pt" style:font-size-complex="10pt"/>
    </style:style>
    <style:style style:name="T11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12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13" style:family="text">
      <style:text-properties fo:color="#333333" style:font-name="Comfortaa" fo:font-size="10pt" style:text-underline-style="none" officeooo:rsid="000ef5c8" style:font-size-asian="10pt" style:font-size-complex="10pt"/>
    </style:style>
    <style:style style:name="T14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15" style:family="text">
      <style:text-properties fo:color="#333333" style:font-name="Comfortaa" fo:font-size="10pt" style:text-underline-style="none" officeooo:rsid="001ca0ed" style:font-size-asian="10pt" style:font-size-complex="10pt"/>
    </style:style>
    <style:style style:name="T16" style:family="text">
      <style:text-properties fo:color="#333333" style:font-name="Comfortaa" fo:font-size="10pt" style:text-underline-style="none" officeooo:rsid="0007d4aa" style:font-size-asian="10pt" style:font-size-complex="10pt"/>
    </style:style>
    <style:style style:name="T17" style:family="text">
      <style:text-properties fo:color="#333333" style:font-name="Comfortaa" fo:font-size="10pt" style:font-size-asian="10pt" style:font-size-complex="10pt"/>
    </style:style>
    <style:style style:name="T18" style:family="text">
      <style:text-properties fo:color="#333333" style:font-name="Comfortaa" fo:font-size="10pt" officeooo:rsid="0007d4aa" style:font-size-asian="10pt" style:font-size-complex="10pt"/>
    </style:style>
    <style:style style:name="T19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20" style:family="text">
      <style:text-properties fo:color="#333333" style:text-underline-style="none"/>
    </style:style>
    <style:style style:name="T21" style:family="text">
      <style:text-properties fo:color="#333333" style:text-underline-style="none" officeooo:rsid="0009238c"/>
    </style:style>
    <style:style style:name="T22" style:family="text">
      <style:text-properties fo:color="#333333" style:text-underline-style="none" officeooo:rsid="0009e73e"/>
    </style:style>
    <style:style style:name="T23" style:family="text">
      <style:text-properties fo:color="#333333" style:text-underline-style="none" officeooo:rsid="000d5f01"/>
    </style:style>
    <style:style style:name="T24" style:family="text">
      <style:text-properties fo:color="#333333" style:text-underline-style="none" officeooo:rsid="000e4461"/>
    </style:style>
    <style:style style:name="T25" style:family="text">
      <style:text-properties fo:color="#333333" style:text-underline-style="none" officeooo:rsid="000ef5c8"/>
    </style:style>
    <style:style style:name="T26" style:family="text">
      <style:text-properties fo:color="#333333" style:text-underline-style="none" officeooo:rsid="001565f1"/>
    </style:style>
    <style:style style:name="T27" style:family="text">
      <style:text-properties fo:color="#333333" style:text-underline-style="none" officeooo:rsid="0017b124"/>
    </style:style>
    <style:style style:name="T28" style:family="text">
      <style:text-properties fo:color="#333333" style:text-underline-style="none" officeooo:rsid="0019cf5a"/>
    </style:style>
    <style:style style:name="T29" style:family="text">
      <style:text-properties fo:color="#333333" style:text-underline-style="none" officeooo:rsid="001ca0ed"/>
    </style:style>
    <style:style style:name="T30" style:family="text">
      <style:text-properties fo:color="#333333" style:text-underline-style="none" officeooo:rsid="002ae1fb"/>
    </style:style>
    <style:style style:name="T31" style:family="text">
      <style:text-properties fo:color="#333333" style:text-underline-style="none" officeooo:rsid="002c67fb"/>
    </style:style>
    <style:style style:name="T32" style:family="text">
      <style:text-properties fo:color="#333333" fo:font-size="10pt" style:text-underline-style="none" style:font-size-asian="10pt" style:font-size-complex="10pt"/>
    </style:style>
    <style:style style:name="T33" style:family="text">
      <style:text-properties fo:color="#333333" fo:font-size="10pt" style:text-underline-style="none" officeooo:rsid="000d5f01" style:font-size-asian="10pt" style:font-size-complex="10pt"/>
    </style:style>
    <style:style style:name="T34" style:family="text">
      <style:text-properties fo:color="#333333" fo:font-size="10pt" style:text-underline-style="none" officeooo:rsid="00108ac3" style:font-size-asian="10pt" style:font-size-complex="10pt"/>
    </style:style>
    <style:style style:name="T35" style:family="text">
      <style:text-properties fo:color="#333333" fo:font-size="10pt" style:text-underline-style="none" officeooo:rsid="000e4461" style:font-size-asian="10pt" style:font-size-complex="10pt"/>
    </style:style>
    <style:style style:name="T36" style:family="text">
      <style:text-properties fo:font-variant="normal" fo:text-transform="none" fo:color="#0066b3" style:font-name="Comfortaa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37" style:family="text">
      <style:text-properties officeooo:rsid="001e478f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09238c"/>
    </style:style>
    <style:style style:name="T40" style:family="text">
      <style:text-properties style:text-underline-style="none" officeooo:rsid="0009e73e"/>
    </style:style>
    <style:style style:name="T41" style:family="text">
      <style:text-properties style:text-underline-style="none" officeooo:rsid="000d5f01"/>
    </style:style>
    <style:style style:name="T42" style:family="text">
      <style:text-properties style:text-underline-style="none" officeooo:rsid="0021091f"/>
    </style:style>
    <style:style style:name="T43" style:family="text">
      <style:text-properties style:text-underline-style="none" officeooo:rsid="000e4461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officeooo:rsid="000e4461" style:font-weight-asian="normal" style:font-weight-complex="normal"/>
    </style:style>
    <style:style style:name="T46" style:family="text">
      <style:text-properties style:text-underline-style="none" fo:font-weight="normal" officeooo:rsid="0009238c" style:font-weight-asian="normal" style:font-weight-complex="normal"/>
    </style:style>
    <style:style style:name="T47" style:family="text">
      <style:text-properties style:text-underline-style="none" officeooo:rsid="0017b124"/>
    </style:style>
    <style:style style:name="T48" style:family="text">
      <style:text-properties style:text-underline-style="none" officeooo:rsid="002c9552"/>
    </style:style>
    <style:style style:name="T49" style:family="text">
      <style:text-properties officeooo:rsid="0009e73e"/>
    </style:style>
    <style:style style:name="T50" style:family="text">
      <style:text-properties fo:color="#0066b3" style:font-name="Comfortaa" fo:font-size="10pt" style:font-size-asian="10pt" style:font-size-complex="10pt"/>
    </style:style>
    <style:style style:name="T51" style:family="text">
      <style:text-properties fo:color="#0066b3" style:font-name="Comfortaa" fo:font-size="10pt" officeooo:rsid="002ae1fb" style:font-size-asian="10pt" style:font-size-complex="10pt"/>
    </style:style>
    <style:style style:name="T52" style:family="text">
      <style:text-properties fo:color="#0066b3" style:font-name="Comfortaa" fo:font-size="10pt" style:text-underline-style="solid" style:text-underline-width="auto" style:text-underline-color="font-color" style:font-size-asian="10pt" style:font-size-complex="10pt"/>
    </style:style>
    <style:style style:name="T53" style:family="text">
      <style:text-properties fo:color="#0066b3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54" style:family="text">
      <style:text-properties fo:color="#0066b3" fo:font-size="10pt" style:font-size-asian="10pt" style:font-size-complex="10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000000" fo:font-weight="bold" style:font-weight-asian="bold" style:font-weight-complex="bold"/>
    </style:style>
    <style:style style:name="T57" style:family="text">
      <style:text-properties fo:color="#000000" style:text-underline-style="none" fo:font-weight="bold" style:font-weight-asian="bold" style:font-weight-complex="bold"/>
    </style:style>
    <style:style style:name="T58" style:family="text">
      <style:text-properties fo:color="#000000" style:text-underline-style="none" fo:font-weight="bold" officeooo:rsid="0009238c" style:font-weight-asian="bold" style:font-weight-complex="bold"/>
    </style:style>
    <style:style style:name="T59" style:family="text">
      <style:text-properties fo:color="#000000" style:text-underline-style="none" fo:font-weight="bold" officeooo:rsid="0009e73e" style:font-weight-asian="bold" style:font-weight-complex="bold"/>
    </style:style>
    <style:style style:name="T60" style:family="text">
      <style:text-properties fo:color="#000000" style:text-underline-style="none" fo:font-weight="bold" officeooo:rsid="000c30d0" style:font-weight-asian="bold" style:font-weight-complex="bold"/>
    </style:style>
    <style:style style:name="T61" style:family="text">
      <style:text-properties fo:color="#000000" style:text-underline-style="none" fo:font-weight="bold" officeooo:rsid="000ef5c8" style:font-weight-asian="bold" style:font-weight-complex="bold"/>
    </style:style>
    <style:style style:name="T62" style:family="text">
      <style:text-properties fo:color="#000000" style:text-underline-style="none" fo:font-weight="bold" officeooo:rsid="0017b124" style:font-weight-asian="bold" style:font-weight-complex="bold"/>
    </style:style>
    <style:style style:name="T63" style:family="text">
      <style:text-properties fo:color="#000000" style:text-underline-style="none" fo:font-weight="bold" officeooo:rsid="0013c96f" style:font-weight-asian="bold" style:font-weight-complex="bold"/>
    </style:style>
    <style:style style:name="T64" style:family="text">
      <style:text-properties fo:color="#000000" style:text-underline-style="none" fo:font-weight="bold" officeooo:rsid="0019cf5a" style:font-weight-asian="bold" style:font-weight-complex="bold"/>
    </style:style>
    <style:style style:name="T65" style:family="text">
      <style:text-properties fo:color="#000000" style:text-underline-style="none" fo:font-weight="bold" officeooo:rsid="000e4461" style:font-weight-asian="bold" style:font-weight-complex="bold"/>
    </style:style>
    <style:style style:name="T66" style:family="text">
      <style:text-properties fo:color="#000000" style:text-underline-style="none" fo:font-weight="bold" officeooo:rsid="002ae1fb" style:font-weight-asian="bold" style:font-weight-complex="bold"/>
    </style:style>
    <style:style style:name="T67" style:family="text">
      <style:text-properties fo:color="#000000" style:text-underline-style="none" fo:font-weight="bold" officeooo:rsid="000d5f01" style:font-weight-asian="bold" style:font-weight-complex="bold"/>
    </style:style>
    <style:style style:name="T68" style:family="text">
      <style:text-properties fo:color="#000000" style:text-underline-style="none" fo:font-weight="bold" officeooo:rsid="002c9552" style:font-weight-asian="bold" style:font-weight-complex="bold"/>
    </style:style>
    <style:style style:name="T69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70" style:family="text">
      <style:text-properties fo:color="#000000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71" style:family="text">
      <style:text-properties fo:color="#000000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72" style:family="text">
      <style:text-properties fo:color="#000000" style:font-name="Comfortaa" fo:font-size="10pt" style:text-underline-style="none" fo:font-weight="bold" officeooo:rsid="0007d4aa" style:font-size-asian="10pt" style:font-weight-asian="bold" style:font-size-complex="10pt" style:font-weight-complex="bold"/>
    </style:style>
    <style:style style:name="T73" style:family="text">
      <style:text-properties officeooo:rsid="000e446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7"><draw:a xlink:type="simple" xlink:href="https://github.com/ron-from-nl/FinalCrypt/releases/download/latest/FinalCrypt_Windows_Portable.zip"><draw:frame draw:style-name="fr1" draw:name="Afbeelding7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Portable <text:span text:style-name="T49">FinalCrypt</text:span></text:p>
            <text:p text:style-name="P17"/>
            <text:p text:style-name="P3"><text:span text:style-name="T17">Download the </text:span><text:a xlink:type="simple" xlink:href="https://github.com/ron-from-nl/FinalCrypt/releases/download/latest/FinalCrypt_Windows_Portable.zip" text:style-name="Internet_20_link" text:visited-style-name="Visited_20_Internet_20_Link"><text:span text:style-name="T51">PORTABLE_ZIP</text:span></text:a><text:span text:style-name="T17"> </text:span><text:span text:style-name="T11">to the “</text:span><text:span text:style-name="T71">D</text:span><text:span text:style-name="T70">ownload</text:span><text:span text:style-name="T71">s</text:span><text:span text:style-name="T11">”</text:span><text:span text:style-name="T10"> </text:span><text:span text:style-name="T11">directory.</text:span></text:p>
            <text:p text:style-name="P21">Open file-explorer and go to your “<text:span text:style-name="T56">Dowloads</text:span>” directory.</text:p>
            <text:p text:style-name="P21">Right click the: “<text:span text:style-name="T56">FinalCrypt_Windows_Portable.zip</text:span>” and click: “<text:span text:style-name="T56">Extract</text:span>”.</text:p>
            <text:p text:style-name="P21">Go into the: “<text:span text:style-name="T56">FinalCrypt_Windows_Portable</text:span>” directory.</text:p>
            <text:p text:style-name="P21">Double click: “<text:span text:style-name="T56">FinalCrypt.bat</text:span>” to start <text:span text:style-name="T56">FinalCrypt</text:span>.</text:p>
            <text:p text:style-name="P21">The: “<text:span text:style-name="T56">FinalCrypt_Windows_Portable</text:span>” directory can be moved anywhere.</text:p>
          </table:table-cell>
          <table:table-cell table:style-name="Tabel1.A1" office:value-type="string">
            <text:p text:style-name="P14"><draw:a xlink:type="simple" xlink:href="https://github.com/ron-from-nl/FinalCrypt/releases/download/latest/FinalCrypt_Windows_Portable.zip"><draw:frame draw:style-name="fr2" draw:name="Afbeelding1" text:anchor-type="paragraph" svg:width="2.619cm" svg:height="0.582cm" draw:z-index="4"><draw:image xlink:href="Pictures/1000020100000063000000169E0053ABF1F1A7D9.png" xlink:type="simple" xlink:show="embed" xlink:actuate="onLoad" loext:mime-type="image/png"/></draw:frame></draw:a><text:span text:style-name="T3"><text:s/></text:span><text:span text:style-name="T2">Install FinalCrypt</text:span></text:p>
            <text:p text:style-name="P31"/>
            <text:p text:style-name="P4"><text:span text:style-name="T17">Download the </text:span><text:a xlink:type="simple" xlink:href="https://github.com/ron-from-nl/FinalCrypt/releases/download/latest/FinalCrypt_Windows_Installer.msi" text:style-name="Internet_20_link" text:visited-style-name="Visited_20_Internet_20_Link"><text:span text:style-name="T52">INSTALL MSI</text:span></text:a><text:span text:style-name="T10"> /</text:span><text:span text:style-name="T12"> </text:span><text:a xlink:type="simple" xlink:href="https://github.com/ron-from-nl/FinalCrypt/releases/download/latest/FinalCrypt_Windows_Installer_Legacy.exe" text:style-name="Internet_20_link" text:visited-style-name="Visited_20_Internet_20_Link"><text:span text:style-name="T50">EXE</text:span></text:a><text:span text:style-name="T19"> </text:span><text:span text:style-name="T11">to the “</text:span><text:span text:style-name="T71">D</text:span><text:span text:style-name="T70">ownload</text:span><text:span text:style-name="T71">s</text:span><text:span text:style-name="T11">”</text:span><text:span text:style-name="T10"> </text:span><text:span text:style-name="T11">directory.</text:span></text:p>
            <text:p text:style-name="P19">Open file-explorer and go to your “<text:span text:style-name="T56">Dowloads</text:span>” directory.</text:p>
            <text:p text:style-name="P16"><text:span text:style-name="T40">Double</text:span><text:span text:style-name="T39"> click the: “</text:span><text:span text:style-name="T58">FinalCrypt_Windows_</text:span><text:span text:style-name="T59">Installer</text:span><text:span text:style-name="T58">.</text:span><text:span text:style-name="T59">msi</text:span><text:span text:style-name="T40"> / </text:span><text:span text:style-name="T60">exe</text:span><text:span text:style-name="T39">”.</text:span></text:p>
            <text:p text:style-name="P16"><text:span text:style-name="T41">Follow up on the installation process. Click “</text:span><text:span text:style-name="T67">more</text:span><text:span text:style-name="T41">” </text:span><text:span text:style-name="T42">if needed.</text:span><text:span text:style-name="T39">.</text:span></text:p>
            <text:p text:style-name="P18"><text:span text:style-name="T41">Open </text:span><text:span text:style-name="T48">the </text:span><text:span text:style-name="T65">Windows </text:span><text:span text:style-name="T68">M</text:span><text:span text:style-name="T65">enu</text:span><text:span text:style-name="T43"> and open “</text:span><text:span text:style-name="T65">Ron de Jon</text:span><text:span text:style-name="T66">g</text:span><text:span text:style-name="T43">” → “</text:span><text:span text:style-name="T65">FinalCrypt</text:span><text:span text:style-name="T43">”.</text:span>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</table:table-row>
        <table:table-row>
          <table:table-cell table:style-name="Tabel1.A1" office:value-type="string">
            <text:p text:style-name="P15"><draw:a xlink:type="simple" xlink:href="https://github.com/ron-from-nl/FinalCrypt/releases/download/latest/FinalCrypt_Apple_OSX.dmg"><draw:frame draw:style-name="fr2" draw:name="Afbeelding2" text:anchor-type="paragraph" svg:width="1.984cm" svg:height="0.661cm" draw:z-index="3"><draw:image xlink:href="Pictures/100002010000004B000000197401DC4BEB7B339F.png" xlink:type="simple" xlink:show="embed" xlink:actuate="onLoad" loext:mime-type="image/png"/></draw:frame></draw:a><text:span text:style-name="T3"><text:s/></text:span><text:span text:style-name="T2">Install FinalCrypt</text:span></text:p>
            <text:p text:style-name="P24"/>
            <text:p text:style-name="P5"><text:span text:style-name="T17">Download the </text:span><text:a xlink:type="simple" xlink:href="https://github.com/ron-from-nl/FinalCrypt/releases/download/latest/FinalCrypt_Apple_OSX.dmg" text:style-name="Internet_20_link" text:visited-style-name="Visited_20_Internet_20_Link"><text:span text:style-name="T52">INSTALL DMG</text:span></text:a><text:span text:style-name="T11"> </text:span><text:span text:style-name="T13">t</text:span><text:span text:style-name="T11">o the D</text:span><text:span text:style-name="T10">ownload</text:span><text:span text:style-name="T11">s</text:span><text:span text:style-name="T10"> </text:span><text:span text:style-name="T11">directory.</text:span></text:p>
            <text:p text:style-name="P8"><text:span text:style-name="T21">Open: “</text:span><text:span text:style-name="T61">F</text:span><text:span text:style-name="T58">i</text:span><text:span text:style-name="T61">nder</text:span><text:span text:style-name="T25">”</text:span><text:span text:style-name="T21"> and go to your Dowloads directory.</text:span></text:p>
            <text:p text:style-name="P8"><text:span text:style-name="T22">Double</text:span><text:span text:style-name="T21"> click the: “</text:span><text:span text:style-name="T58">FinalCrypt_</text:span><text:span text:style-name="T61">Apple</text:span><text:span text:style-name="T58">_</text:span><text:span text:style-name="T61">OSX</text:span><text:span text:style-name="T58">.</text:span><text:span text:style-name="T61">dmg</text:span><text:span text:style-name="T21">”.</text:span></text:p>
            <text:p text:style-name="P8"><text:span text:style-name="T25">Drag: “</text:span><text:span text:style-name="T61">FinalCrypt</text:span><text:span text:style-name="T25">” to “</text:span><text:span text:style-name="T61">Applications</text:span><text:span text:style-name="T25">”</text:span><text:span text:style-name="T23"> </text:span><text:span text:style-name="T25">and close “</text:span><text:span text:style-name="T61">Finder</text:span><text:span text:style-name="T25">”</text:span><text:span text:style-name="T21">.</text:span></text:p>
            <text:p text:style-name="P10"><text:span text:style-name="T21">O</text:span><text:span text:style-name="T20">pen </text:span><text:span text:style-name="T57">System Preferences</text:span><text:span text:style-name="T20"> → </text:span><text:span text:style-name="T57">Security &amp; Privacy</text:span></text:p>
            <text:p text:style-name="P22">Click the: “<text:span text:style-name="T56">lock to make changes</text:span>” and type in your password.</text:p>
            <text:p text:style-name="P11"><text:span text:style-name="T20">Set </text:span><text:span text:style-name="T26">radiobutton</text:span><text:span text:style-name="T20">: “</text:span><text:span text:style-name="T57">Allow apps downloaded from</text:span><text:span text:style-name="T20">” to </text:span><text:span text:style-name="T26">value</text:span><text:span text:style-name="T20">: “</text:span><text:span text:style-name="T63">A</text:span><text:span text:style-name="T57">nywhere</text:span><text:span text:style-name="T20">”.</text:span></text:p>
            <text:p text:style-name="P7"><text:span text:style-name="T33">C</text:span><text:span text:style-name="T32">onfigure </text:span><text:a xlink:type="simple" xlink:href="http://osxdaily.com/2016/09/27/allow-apps-from-anywhere-macos-gatekeeper/" text:style-name="Internet_20_link" text:visited-style-name="Visited_20_Internet_20_Link"><text:span text:style-name="T54">Allow from anywhere</text:span></text:a><text:span text:style-name="T32">, </text:span><text:span text:style-name="T34">o</text:span><text:span text:style-name="T33">pen </text:span><text:span text:style-name="T32">Launchpad, click: “</text:span><text:span text:style-name="T69">FinalCrypt</text:span><text:span text:style-name="T32">”</text:span><text:span text:style-name="T35">.</text:span></text:p>
          </table:table-cell>
          <table:table-cell table:style-name="Tabel1.A1" office:value-type="string">
            <text:p text:style-name="P13"><draw:a xlink:type="simple" xlink:href="https://github.com/ron-from-nl/FinalCrypt/releases/download/latest/FinalCrypt_Linux_x86_64.tgz"><draw:frame draw:style-name="fr2" draw:name="Afbeelding4" text:anchor-type="paragraph" svg:width="1.984cm" svg:height="0.661cm" draw:z-index="1"><draw:image xlink:href="Pictures/100002010000004B00000019E8913493171B2744.png" xlink:type="simple" xlink:show="embed" xlink:actuate="onLoad" loext:mime-type="image/png"/></draw:frame></draw:a><text:span text:style-name="T7"><text:s/></text:span><text:span text:style-name="T5">Portable </text:span><text:span text:style-name="T6">FinalCrypt</text:span></text:p>
            <text:p text:style-name="P32"/>
            <text:p text:style-name="P6"><text:span text:style-name="T17">Download the </text:span><text:a xlink:type="simple" xlink:href="https://github.com/ron-from-nl/FinalCrypt/releases/download/latest/FinalCrypt_Linux_x86_64.tgz" text:style-name="Internet_20_link" text:visited-style-name="Visited_20_Internet_20_Link"><text:span text:style-name="T52">PORTABLE TGZ</text:span></text:a><text:span text:style-name="T10"> </text:span><text:span text:style-name="T11">to the “</text:span><text:span text:style-name="T71">D</text:span><text:span text:style-name="T70">ownload</text:span><text:span text:style-name="T71">s</text:span><text:span text:style-name="T11">”</text:span><text:span text:style-name="T10"> </text:span><text:span text:style-name="T11">directory.</text:span></text:p>
            <text:p text:style-name="P9"><text:span text:style-name="T21">Open </text:span><text:span text:style-name="T27">a file-manager</text:span><text:span text:style-name="T21"> and go to your “</text:span><text:span text:style-name="T58">Dowloads</text:span><text:span text:style-name="T21">” directory.</text:span></text:p>
            <text:p text:style-name="P9"><text:span text:style-name="T21">Right click the: “</text:span><text:span text:style-name="T58">FinalCrypt_Linux_x86_64.</text:span><text:span text:style-name="T62">tgz</text:span><text:span text:style-name="T21">” and click: “</text:span><text:span text:style-name="T58">Extract </text:span><text:span text:style-name="T62">here</text:span><text:span text:style-name="T21">”.</text:span></text:p>
            <text:p text:style-name="P20">Go into the: “<text:span text:style-name="T55">FinalCrypt</text:span>” directory.</text:p>
            <text:p text:style-name="P9"><text:span text:style-name="T21">Double click </text:span><text:span text:style-name="T27">the file</text:span><text:span text:style-name="T21">: “</text:span><text:span text:style-name="T58">FinalCrypt</text:span><text:span text:style-name="T21">” to start FinalCrypt.</text:span></text:p>
            <text:p text:style-name="P20">The: “<text:span text:style-name="T56">FinalCrypt</text:span>” directory can be moved anywhere.</text:p>
            <text:p text:style-name="P20"/>
            <text:p text:style-name="P26"><text:span text:style-name="T45"># </text:span><text:span text:style-name="T46">C</text:span><text:span text:style-name="T44">ommand line: </text:span><text:span text:style-name="T45">Installs tarball in the: “/opt/FinalCrypt” directory</text:span></text:p>
            <text:p text:style-name="P39"><text:span text:style-name="T38">sudo tar <text:s/>xzvf "Downloads/</text:span><text:span text:style-name="T39">FinalCrypt_Linux_x86_64.</text:span><text:span text:style-name="T47">tgz</text:span><text:span text:style-name="T38">" -C /opt/</text:span></text:p>
            <text:p text:style-name="P38"><text:span text:style-name="T73">/opt/FinalCrypt/FinalCrypt # Start FinalCrypt GUI</text:span></text:p>
          </table:table-cell>
        </table:table-row>
        <table:table-row>
          <table:table-cell table:style-name="Tabel1.A1" office:value-type="string">
            <text:p text:style-name="P36"/>
          </table:table-cell>
          <table:table-cell table:style-name="Tabel1.A1" office:value-type="string">
            <text:p text:style-name="P36"/>
          </table:table-cell>
        </table:table-row>
        <table:table-row>
          <table:table-cell table:style-name="Tabel1.A1" office:value-type="string">
            <text:p text:style-name="P12"><draw:a xlink:type="simple" xlink:href="https://github.com/ron-from-nl/FinalCrypt/releases/download/latest/FinalCrypt_Linux_x86_64.tgz"><draw:frame draw:style-name="fr2" draw:name="Afbeelding3" text:anchor-type="paragraph" svg:width="1.984cm" svg:height="0.661cm" draw:z-index="2"><draw:image xlink:href="Pictures/100002010000004B00000019E8913493171B2744.png" xlink:type="simple" xlink:show="embed" xlink:actuate="onLoad" loext:mime-type="image/png"/></draw:frame></draw:a><text:span text:style-name="T7"><text:s/></text:span><text:span text:style-name="T4">Install</text:span><text:span text:style-name="T5"> </text:span><text:span text:style-name="T4">FinalCrypt</text:span></text:p>
            <text:p text:style-name="P33"/>
            <text:p text:style-name="P6"><text:span text:style-name="T17">Download the </text:span><text:a xlink:type="simple" xlink:href="https://github.com/ron-from-nl/FinalCrypt/releases/download/latest/FinalCrypt_Linux_x86_64_Debian_Based.deb" text:style-name="Internet_20_link" text:visited-style-name="Visited_20_Internet_20_Link"><text:span text:style-name="T52">INSTALL DEB</text:span></text:a><text:span text:style-name="T11"> / </text:span><text:a xlink:type="simple" xlink:href="https://github.com/ron-from-nl/FinalCrypt/releases/download/latest/FinalCrypt_Linux_x86_64_RPM_Based.rpm" text:style-name="Internet_20_link" text:visited-style-name="Visited_20_Internet_20_Link"><text:span text:style-name="T50">RPM</text:span></text:a><text:span text:style-name="T14"> t</text:span><text:span text:style-name="T11">o the “</text:span><text:span text:style-name="T71">D</text:span><text:span text:style-name="T70">ownload</text:span><text:span text:style-name="T71">s</text:span><text:span text:style-name="T10">“ </text:span><text:span text:style-name="T11">directory.</text:span></text:p>
            <text:p text:style-name="P9"><text:span text:style-name="T21">Open </text:span><text:span text:style-name="T28">a </text:span><text:span text:style-name="T21">file-explorer </text:span><text:span text:style-name="T28">(Nemo / Dolphin). </text:span><text:span text:style-name="T30">G</text:span><text:span text:style-name="T21">o to your </text:span><text:span text:style-name="T30">“</text:span><text:span text:style-name="T58">Dowloads</text:span><text:span text:style-name="T21">” directory.</text:span></text:p>
            <text:p text:style-name="P9"><text:span text:style-name="T22">Double</text:span><text:span text:style-name="T21"> click the: “</text:span><text:span text:style-name="T58">FinalCrypt_Linux_x86_64_Debian_Based.deb</text:span><text:span text:style-name="T22"> / </text:span><text:span text:style-name="T64">rpm</text:span><text:span text:style-name="T21">”.</text:span></text:p>
            <text:p text:style-name="P9"><text:span text:style-name="T31">Continue</text:span><text:span text:style-name="T23"> the installation </text:span><text:span text:style-name="T28">(Debian or RPM based Linux distribution)</text:span><text:span text:style-name="T21">.</text:span></text:p>
            <text:p text:style-name="P9"><text:span text:style-name="T23">Open </text:span><text:span text:style-name="T64">Applications</text:span><text:span text:style-name="T28"> </text:span><text:span text:style-name="T24">menu (bottom left) and open “</text:span><text:span text:style-name="T65">FinalCrypt</text:span><text:span text:style-name="T24">”.</text:span></text:p>
            <text:p text:style-name="P23"/>
            <text:p text:style-name="P27"><text:span text:style-name="T43">C</text:span><text:span text:style-name="T38">ommand line installation for Linux:</text:span></text:p>
            <text:p text:style-name="P30">sudo dpkg -i <text:s text:c="2"/>"Downloads/FinalCrypt*.deb" <text:s text:c="9"/># <text:s/>Debian</text:p>
            <text:p text:style-name="P30">sudo rpm <text:s/>-i <text:s text:c="2"/>"Downloads/FinalCrypt*.rpm" <text:s text:c="9"/># <text:s/>RPM</text:p>
          </table:table-cell>
          <table:table-cell table:style-name="Tabel1.A1" office:value-type="string">
            <text:p text:style-name="P12"><draw:frame draw:style-name="fr3" draw:name="Afbeelding5" text:anchor-type="paragraph" svg:y="0cm" svg:width="2.619cm" svg:height="0.529cm" draw:z-index="0"><draw:image xlink:href="Pictures/10000201000000630000001401993BF542076107.png" xlink:type="simple" xlink:show="embed" xlink:actuate="onLoad" loext:mime-type="image/png"/></draw:frame><text:span text:style-name="T8"><text:s/></text:span><text:span text:style-name="T4">Install</text:span><text:span text:style-name="T5"> </text:span><text:span text:style-name="T4">FinalCrypt</text:span></text:p>
            <text:p text:style-name="P34"/>
            <text:p text:style-name="P9"><text:span text:style-name="T9">Download </text:span><text:a xlink:type="simple" xlink:href="https://www.java.com/nl/download/manual.jsp" text:style-name="Internet_20_link" text:visited-style-name="Visited_20_Internet_20_Link"><text:span text:style-name="T53">JAVA8 U 201</text:span></text:a><text:span text:style-name="T28"> </text:span><text:span text:style-name="T29">for your OS </text:span><text:span text:style-name="T28">t</text:span><text:span text:style-name="T21">o the “</text:span><text:span text:style-name="T58">D</text:span><text:span text:style-name="T57">ownload</text:span><text:span text:style-name="T58">s</text:span><text:span text:style-name="T20">“ </text:span><text:span text:style-name="T21">directory.</text:span></text:p>
            <text:p text:style-name="P25"><text:span text:style-name="T18">Download </text:span><text:a xlink:type="simple" xlink:href="https://github.com/ron-from-nl/FinalCrypt/releases/download/latest/FinalCrypt_Z.jar" text:style-name="Internet_20_link" text:visited-style-name="Visited_20_Internet_20_Link"><text:span text:style-name="T36">FINALCRYPT JAR</text:span></text:a><text:span text:style-name="T14"> </text:span><text:span text:style-name="T15">to your “</text:span><text:span text:style-name="T71">D</text:span><text:span text:style-name="T72">ownload</text:span><text:span text:style-name="T71">s</text:span><text:span text:style-name="T16">“ </text:span><text:span text:style-name="T11">directory.</text:span></text:p>
            <text:p text:style-name="P9"><text:span text:style-name="T21">Open </text:span><text:span text:style-name="T28">a </text:span><text:span text:style-name="T21">file-explore</text:span><text:span text:style-name="T29">r</text:span><text:span text:style-name="T28"> </text:span><text:span text:style-name="T21">and go to your “</text:span><text:span text:style-name="T58">Dowloads</text:span><text:span text:style-name="T21">” directory.</text:span></text:p>
            <text:p text:style-name="P9"><text:span text:style-name="T21">Right click the: “</text:span><text:span text:style-name="T58">FinalCrypt_Linux_x86_64.</text:span><text:span text:style-name="T62">tgz</text:span><text:span text:style-name="T21">” and click: “</text:span><text:span text:style-name="T58">Extract </text:span><text:span text:style-name="T62">here</text:span><text:span text:style-name="T21">”.</text:span></text:p>
            <text:p text:style-name="P20"/>
            <text:p text:style-name="P28"><text:span text:style-name="T43">C</text:span><text:span text:style-name="T39">ommand line installation:</text:span></text:p>
            <text:p text:style-name="P29">tar <text:s text:c="2"/>xzvf <text:s text:c="3"/>Downloads/jre-8u201-linux-x64.tar.gz</text:p>
            <text:p text:style-name="P29">sudo <text:s/>ln -sf "${HOME}/jre1.8.0_201/bin/java"* /usr/bin/</text:p>
            <text:p text:style-name="P29"/>
            <text:p text:style-name="P29">java -jar Downloads/FinalCrypt_Z.jar <text:s text:c="15"/># <text:span text:style-name="T37">Start FinalCrypt GUI</text:span></text:p>
            <text:p text:style-name="P29">java -cp <text:s/>Downloads/FinalCrypt_Z.jar rdj.CLUI –help # <text:span text:style-name="T37">Start FinalCrypt CLI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03T02:18:36.086980762</dc:date>
    <meta:editing-duration>PT1H31M59S</meta:editing-duration>
    <meta:editing-cycles>27</meta:editing-cycles>
    <meta:generator>LibreOffice/6.0.7.3$Linux_X86_64 LibreOffice_project/00m0$Build-3</meta:generator>
    <meta:document-statistic meta:table-count="1" meta:image-count="6" meta:object-count="0" meta:page-count="1" meta:paragraph-count="52" meta:word-count="351" meta:character-count="2751" meta:non-whitespace-character-count="2399"/>
  </office:meta>
</office:document-meta>
</file>